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fill="gradient" draw:textarea-vertical-align="middle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10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11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12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15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16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295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335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336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3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353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3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356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3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3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377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3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3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428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4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gradient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38" style:family="paragraph">
      <loext:graphic-properties draw:fill-color="#f7d1d5"/>
      <style:paragraph-properties fo:text-align="center"/>
    </style:style>
    <style:style style:name="P39" style:family="paragraph">
      <loext:graphic-properties draw:fill-color="#b4c7dc"/>
      <style:paragraph-properties fo:text-align="center"/>
    </style:style>
    <style:style style:name="P40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2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5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7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6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4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5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</text:span><text:span text:style-name="T4">ecti</text:span><text:span text:style-name="T4">on </text:span><text:span text:style-name="T4">of </text:span><text:span text:style-name="T4">Tru</text:span><text:span text:style-name="T4">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</text:span><text:span text:style-name="T4">ecti</text:span><text:span text:style-name="T4">on </text:span><text:span text:style-name="T4">of </text:span><text:span text:style-name="T4">Tru</text:span><text:span text:style-name="T4">st</text:span></text:p>
        </draw:line>
        <draw:line draw:style-name="gr40" draw:text-style-name="P16" draw:layer="layout" svg:x1="12.05cm" svg:y1="5.424cm" svg:x2="17.394cm" svg:y2="5.424cm">
          <text:p text:style-name="P17"><text:span text:style-name="T4">Dat</text:span><text:span text:style-name="T4">a </text:span><text:span text:style-name="T4">Flo</text:span><text:span text:style-name="T4">w</text:span></text:p>
        </draw:line>
        <draw:line draw:style-name="gr41" draw:text-style-name="P16" draw:layer="layout" svg:x1="12.05cm" svg:y1="9.624cm" svg:x2="17.394cm" svg:y2="9.624cm">
          <text:p text:style-name="P17"><text:span text:style-name="T4">Dat</text:span><text:span text:style-name="T4">a </text:span><text:span text:style-name="T4">Flo</text:span><text:span text:style-name="T4">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xml:id="id21" draw:id="id21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19" draw:end-glue-point="0" svg:d="M15827 5439l4 1346" svg:viewBox="0 0 5 1347">
          <text:p/>
        </draw:connector>
        <draw:custom-shape draw:style-name="gr64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19" draw:id="id1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0" draw:id="id20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20" draw:start-glue-point="2" draw:end-shape="id21" draw:end-glue-point="0" svg:d="M15827 2639v1265" svg:viewBox="0 0 1 1266">
          <text:p/>
        </draw:connector>
        <draw:custom-shape draw:style-name="gr69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131cm" svg:y2="6.785cm" draw:start-shape="id21" draw:start-glue-point="3" draw:end-shape="id22" draw:end-glue-point="0" svg:d="M13448 4671h-9317v2114" svg:viewBox="0 0 9318 2115">
          <text:p/>
        </draw:connector>
        <draw:custom-shape draw:style-name="gr74" draw:text-style-name="P7" draw:layer="layout" svg:width="1.933cm" svg:height="0.642cm" svg:x="7.9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6.925cm" svg:y2="9.133cm" draw:start-shape="id23" draw:start-glue-point="3" draw:end-shape="id24" draw:end-glue-point="1" svg:d="M10567 9133h-3642" svg:viewBox="0 0 3643 1">
          <text:p/>
        </draw:connector>
        <draw:custom-shape draw:style-name="gr75" draw:text-style-name="P7" draw:layer="layout" svg:width="1.814cm" svg:height="0.642cm" svg:x="7.9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1" xml:id="id25" draw:id="id25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xml:id="id28" draw:id="id28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131cm" svg:y2="11.513cm" draw:start-shape="id25" draw:start-glue-point="3" draw:end-shape="id26" draw:end-glue-point="2" svg:d="M13448 13571h-9317v-2058" svg:viewBox="0 0 9318 2059">
          <text:p/>
        </draw:connector>
        <draw:custom-shape draw:style-name="gr78" draw:text-style-name="P7" draw:layer="layout" svg:width="1.687cm" svg:height="0.642cm" svg:x="8.1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25" draw:start-glue-point="0" draw:end-shape="id27" draw:end-glue-point="2" svg:d="M15827 12804l4-1323" svg:viewBox="0 0 5 1324">
          <text:p/>
        </draw:connector>
        <draw:custom-shape draw:style-name="gr79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28" draw:start-glue-point="0" draw:end-shape="id25" draw:end-glue-point="2" svg:d="M15827 15604v-1265" svg:viewBox="0 0 1 1266">
          <text:p/>
        </draw:connector>
        <draw:custom-shape draw:style-name="gr80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4" xml:id="id31" draw:id="id3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6" draw:layer="layout" svg:width="4.651cm" svg:height="1.785cm" svg:x="18.199cm" svg:y="7.378cm">
          <text:list text:style-name="L1">
            <text:list-header>
              <text:p text:style-name="P25"><text:span text:style-name="T6">send authorization link</text:span></text:p>
            </text:list-header>
            <text:list-item>
              <text:p text:style-name="P25"><text:span text:style-name="T6">to RqP email address</text:span></text:p>
            </text:list-item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559cm" svg:y="13.8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3.174cm" svg:y2="9.171cm" draw:start-shape="id29" draw:start-glue-point="1" draw:end-shape="id30" draw:end-glue-point="3" svg:d="M18206 9133l4968 38" svg:viewBox="0 0 4969 39">
          <text:p/>
        </draw:connector>
        <draw:custom-shape draw:style-name="gr85" draw:text-style-name="P24" xml:id="id32" draw:id="id32" draw:layer="layout" svg:width="4.758cm" svg:height="1.535cm" svg:x="23.1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55cm" svg:y1="13.76cm" svg:x2="25.553cm" svg:y2="15.604cm" draw:start-shape="id31" draw:start-glue-point="2" draw:end-shape="id32" draw:end-glue-point="0" svg:d="M25550 13760l3 1844" svg:viewBox="0 0 4 1845">
          <text:p/>
        </draw:connector>
        <draw:connector draw:style-name="gr87" draw:text-style-name="P22" draw:layer="layout" draw:type="line" svg:x1="23.174cm" svg:y1="16.371cm" svg:x2="18.206cm" svg:y2="16.371cm" draw:start-shape="id32" draw:start-glue-point="3" draw:end-shape="id28" draw:end-glue-point="1" svg:d="M23174 16371h-4968" svg:viewBox="0 0 4969 1">
          <text:p/>
        </draw:connector>
        <draw:custom-shape draw:style-name="gr88" draw:text-style-name="P26" draw:layer="layout" svg:width="3.635cm" svg:height="0.642cm" svg:x="18.6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1" xml:id="id33" draw:id="id33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33" draw:start-glue-point="0" draw:end-shape="id28" draw:end-glue-point="2" svg:d="M15827 18404v-1265" svg:viewBox="0 0 1 1266">
          <text:p/>
        </draw:connector>
        <draw:custom-shape draw:style-name="gr9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xml:id="id30" draw:id="id30" draw:layer="layout" svg:width="4.758cm" svg:height="1.535cm" svg:x="23.174cm" svg:y="8.4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22" draw:layer="layout" draw:type="line" svg:x1="25.553cm" svg:y1="9.939cm" svg:x2="25.55cm" svg:y2="11.706cm" draw:start-shape="id30" draw:start-glue-point="2" draw:end-shape="id31" draw:end-glue-point="0" svg:d="M25553 9939l-3 1767" svg:viewBox="0 0 4 1768">
          <text:p/>
        </draw:connector>
        <draw:custom-shape draw:style-name="gr95" draw:text-style-name="P7" draw:layer="layout" svg:width="2.915cm" svg:height="1.404cm" svg:x="25.55cm" svg:y="10.065cm">
          <text:list text:style-name="L1">
            <text:list-header>
              <text:p text:style-name="P6"><text:span text:style-name="T2">send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22" draw:layer="layout" draw:type="lines" draw:line-skew="0.51cm 1.458cm" svg:x1="23.174cm" svg:y1="16.371cm" svg:x2="18.206cm" svg:y2="13.571cm" draw:start-shape="id32" draw:start-glue-point="3" draw:end-shape="id25" draw:end-glue-point="1" svg:d="M23174 16371h-3l-2994-2800h-1971" svg:viewBox="0 0 4969 2801">
          <text:p/>
        </draw:connector>
        <draw:custom-shape draw:style-name="gr97" draw:text-style-name="P26" draw:layer="layout" svg:width="4.066cm" svg:height="1.023cm" svg:x="18.621cm" svg:y="12.559cm">
          <text:list text:style-name="L1">
            <text:list-header>
              <text:p text:style-name="P25"><text:span text:style-name="T6">UMA Mail Retrieval</text:span></text:p>
            </text:list-header>
            <text:list-item>
              <text:p text:style-name="P25"><text:span text:style-name="T6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5.197cm" svg:height="1.023cm" svg:x="22.952cm" svg:y="6.94cm">
          <text:list text:style-name="L1">
            <text:list-header>
              <text:p text:style-name="P6"><text:span text:style-name="T2">Trusted (sender/recipient)</text:span></text:p>
            </text:list-header>
            <text:list-item>
              <text:p text:style-name="P6"><text:span text:style-name="T2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34" draw:start-glue-point="2" draw:end-shape="id35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36" draw:start-glue-point="2" draw:end-shape="id37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01" draw:text-style-name="P28" xml:id="id38" draw:id="id38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40" draw:id="id40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30" xml:id="id44" draw:id="id4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8" xml:id="id39" draw:id="id39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8" xml:id="id41" draw:id="id41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8" xml:id="id45" draw:id="id4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38" draw:start-glue-point="2" draw:end-shape="id39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40" draw:start-glue-point="2" draw:end-shape="id41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42" draw:start-glue-point="2" draw:end-shape="id43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44" draw:start-glue-point="2" draw:end-shape="id45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113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115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33" xml:id="id36" draw:id="id3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" xml:id="id37" draw:id="id3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2" draw:id="id4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8" xml:id="id43" draw:id="id4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123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125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129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3" xml:id="id34" draw:id="id3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" xml:id="id35" draw:id="id3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13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1" xml:id="id56" draw:id="id5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1" xml:id="id48" draw:id="id48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46" draw:end-glue-point="0" svg:d="M15827 5439l4 1346" svg:viewBox="0 0 5 1347">
          <text:p/>
        </draw:connector>
        <draw:custom-shape draw:style-name="gr13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21" xml:id="id54" draw:id="id5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1" xml:id="id46" draw:id="id4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1" xml:id="id50" draw:id="id5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xml:id="id47" draw:id="id47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47" draw:start-glue-point="2" draw:end-shape="id48" draw:end-glue-point="0" svg:d="M15827 2639v1265" svg:viewBox="0 0 1 1266">
          <text:p/>
        </draw:connector>
        <draw:custom-shape draw:style-name="gr14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21" xml:id="id51" draw:id="id5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1" xml:id="id53" draw:id="id5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1" xml:id="id49" draw:id="id4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48" draw:start-glue-point="3" draw:end-shape="id49" draw:end-glue-point="0" svg:d="M13448 4671h-9117v2114" svg:viewBox="0 0 9118 2115">
          <text:p/>
        </draw:connector>
        <draw:custom-shape draw:style-name="gr145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50" draw:start-glue-point="3" draw:end-shape="id51" draw:end-glue-point="1" svg:d="M10567 9133h-3442" svg:viewBox="0 0 3443 1">
          <text:p/>
        </draw:connector>
        <draw:custom-shape draw:style-name="gr146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xml:id="id52" draw:id="id52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6" xml:id="id55" draw:id="id55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52" draw:start-glue-point="3" draw:end-shape="id53" draw:end-glue-point="2" svg:d="M13448 13571h-9117v-2058" svg:viewBox="0 0 9118 2059">
          <text:p/>
        </draw:connector>
        <draw:custom-shape draw:style-name="gr149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52" draw:start-glue-point="0" draw:end-shape="id54" draw:end-glue-point="2" svg:d="M15827 12804l4-1323" svg:viewBox="0 0 5 1324">
          <text:p/>
        </draw:connector>
        <draw:custom-shape draw:style-name="gr150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55" draw:start-glue-point="0" draw:end-shape="id52" draw:end-glue-point="2" svg:d="M15827 15604v-1265" svg:viewBox="0 0 1 1266">
          <text:p/>
        </draw:connector>
        <draw:custom-shape draw:style-name="gr15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4" xml:id="id57" draw:id="id5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6" draw:layer="layout" svg:width="4.503cm" svg:height="2.166cm" svg:x="18.225cm" svg:y="6.978cm">
          <text:list text:style-name="L1">
            <text:list-header>
              <text:p text:style-name="P25"><text:span text:style-name="T6">send</text:span></text:p>
              <text:p text:style-name="P25"><text:span text:style-name="T6">authorization email</text:span></text:p>
              <text:p text:style-name="P37"><text:span text:style-name="T6">with link to RqP Client</text:span></text:p>
            </text:list-header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7" draw:layer="layout" svg:width="2.915cm" svg:height="1.404cm" svg:x="25.307cm" svg:y="12.1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56" draw:start-glue-point="1" draw:end-shape="id57" draw:end-glue-point="3" svg:d="M18206 9133h4350" svg:viewBox="0 0 4351 1">
          <text:p/>
        </draw:connector>
        <draw:custom-shape draw:style-name="gr155" draw:text-style-name="P24" xml:id="id58" draw:id="id58" draw:layer="layout" svg:width="4.758cm" svg:height="1.535cm" svg:x="22.9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35cm" svg:y1="10.16cm" svg:x2="25.353cm" svg:y2="15.604cm" draw:start-shape="id57" draw:start-glue-point="2" draw:end-shape="id58" draw:end-glue-point="0" svg:d="M25350 10160l3 5444" svg:viewBox="0 0 4 5445">
          <text:p/>
        </draw:connector>
        <draw:connector draw:style-name="gr87" draw:text-style-name="P22" draw:layer="layout" draw:type="line" svg:x1="22.974cm" svg:y1="16.371cm" svg:x2="18.206cm" svg:y2="16.371cm" draw:start-shape="id58" draw:start-glue-point="3" draw:end-shape="id55" draw:end-glue-point="1" svg:d="M22974 16371h-4768" svg:viewBox="0 0 4769 1">
          <text:p/>
        </draw:connector>
        <draw:custom-shape draw:style-name="gr156" draw:text-style-name="P26" draw:layer="layout" svg:width="3.635cm" svg:height="0.642cm" svg:x="18.9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21" xml:id="id59" draw:id="id59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59" draw:start-glue-point="0" draw:end-shape="id55" draw:end-glue-point="2" svg:d="M15827 18404v-1265" svg:viewBox="0 0 1 1266">
          <text:p/>
        </draw:connector>
        <draw:custom-shape draw:style-name="gr158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59" draw:text-style-name="P21" xml:id="id71" draw:id="id7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1" xml:id="id62" draw:id="id62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339cm" svg:x2="15.831cm" svg:y2="6.785cm" draw:end-shape="id60" draw:end-glue-point="0" svg:d="M15827 5339l4 1446" svg:viewBox="0 0 5 1447">
          <text:p/>
        </draw:connector>
        <draw:custom-shape draw:style-name="gr161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21" xml:id="id68" draw:id="id6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1" xml:id="id60" draw:id="id6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1" xml:id="id64" draw:id="id6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1" xml:id="id61" draw:id="id61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61" draw:start-glue-point="2" draw:end-shape="id62" draw:end-glue-point="0" svg:d="M15827 2639v1265" svg:viewBox="0 0 1 1266">
          <text:p/>
        </draw:connector>
        <draw:custom-shape draw:style-name="gr166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21" xml:id="id65" draw:id="id6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1" xml:id="id67" draw:id="id6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1" xml:id="id63" draw:id="id6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62" draw:start-glue-point="3" draw:end-shape="id63" draw:end-glue-point="0" svg:d="M13448 4671h-9117v2114" svg:viewBox="0 0 9118 2115">
          <text:p/>
        </draw:connector>
        <draw:custom-shape draw:style-name="gr170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64" draw:start-glue-point="3" draw:end-shape="id65" draw:end-glue-point="1" svg:d="M10567 9133h-3442" svg:viewBox="0 0 3443 1">
          <text:p/>
        </draw:connector>
        <draw:custom-shape draw:style-name="gr171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21" xml:id="id66" draw:id="id66" draw:layer="layout" svg:width="4.758cm" svg:height="1.535cm" svg:x="13.448cm" svg:y="12.8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6" xml:id="id69" draw:id="id69" draw:layer="layout" svg:width="4.758cm" svg:height="1.535cm" svg:x="13.448cm" svg:y="15.604cm">
          <text:list text:style-name="L1">
            <text:list-header>
              <text:p text:style-name="P23"><text:span text:style-name="T2">UMA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66" draw:start-glue-point="3" draw:end-shape="id67" draw:end-glue-point="2" svg:d="M13448 13571h-9117v-2058" svg:viewBox="0 0 9118 2059">
          <text:p/>
        </draw:connector>
        <draw:custom-shape draw:style-name="gr174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66" draw:start-glue-point="0" draw:end-shape="id68" draw:end-glue-point="2" svg:d="M15827 12804l4-1323" svg:viewBox="0 0 5 1324">
          <text:p/>
        </draw:connector>
        <draw:custom-shape draw:style-name="gr175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69" draw:start-glue-point="0" draw:end-shape="id66" draw:end-glue-point="2" svg:d="M15827 15604v-1265" svg:viewBox="0 0 1 1266">
          <text:p/>
        </draw:connector>
        <draw:custom-shape draw:style-name="gr176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24" xml:id="id70" draw:id="id7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22" draw:layer="layout" svg:x1="25.35cm" svg:y1="10.16cm" svg:x2="18.206cm" svg:y2="13.571cm" draw:start-shape="id70" draw:start-glue-point="2" draw:end-shape="id66" draw:end-glue-point="1" svg:d="M25350 10160v3411h-7144" svg:viewBox="0 0 7145 3412">
          <text:p/>
        </draw:connector>
        <draw:custom-shape draw:style-name="gr179" draw:text-style-name="P7" draw:layer="layout" svg:width="4.164cm" svg:height="1.404cm" svg:x="18.194cm" svg:y="7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7" draw:layer="layout" svg:width="5.548cm" svg:height="0.642cm" svg:x="19.091cm" svg:y="12.8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71" draw:start-glue-point="1" draw:end-shape="id70" draw:end-glue-point="3" svg:d="M18206 9133h4350" svg:viewBox="0 0 4351 1">
          <text:p/>
        </draw:connector>
        <draw:custom-shape draw:style-name="gr181" draw:text-style-name="P21" xml:id="id72" draw:id="id72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22" draw:layer="layout" draw:type="line" svg:x1="15.827cm" svg:y1="18.404cm" svg:x2="15.827cm" svg:y2="17.139cm" draw:start-shape="id72" draw:start-glue-point="0" draw:end-shape="id69" draw:end-glue-point="2" svg:d="M15827 18404v-1265" svg:viewBox="0 0 1 1266">
          <text:p/>
        </draw:connector>
        <draw:custom-shape draw:style-name="gr18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4" draw:text-style-name="P24" xml:id="id83" draw:id="id8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xml:id="id75" draw:id="id75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73" draw:end-glue-point="0" svg:d="M15827 5439l4 1346" svg:viewBox="0 0 5 1347">
          <text:p/>
        </draw:connector>
        <draw:custom-shape draw:style-name="gr187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24" xml:id="id81" draw:id="id8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xml:id="id73" draw:id="id7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xml:id="id77" draw:id="id7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xml:id="id74" draw:id="id74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74" draw:start-glue-point="2" draw:end-shape="id75" draw:end-glue-point="0" svg:d="M15827 2639v1265" svg:viewBox="0 0 1 1266">
          <text:p/>
        </draw:connector>
        <draw:custom-shape draw:style-name="gr193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24" xml:id="id78" draw:id="id7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xml:id="id80" draw:id="id8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xml:id="id76" draw:id="id7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75" draw:start-glue-point="3" draw:end-shape="id76" draw:end-glue-point="0" svg:d="M13448 4671h-9117v2114" svg:viewBox="0 0 9118 2115">
          <text:p/>
        </draw:connector>
        <draw:custom-shape draw:style-name="gr198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77" draw:start-glue-point="3" draw:end-shape="id78" draw:end-glue-point="1" svg:d="M10567 9133h-3442" svg:viewBox="0 0 3443 1">
          <text:p/>
        </draw:connector>
        <draw:custom-shape draw:style-name="gr200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36" xml:id="id79" draw:id="id79" draw:layer="layout" svg:width="4.758cm" svg:height="1.535cm" svg:x="13.448cm" svg:y="12.804cm">
          <text:list text:style-name="L1">
            <text:list-header>
              <text:p text:style-name="P23"><text:span text:style-name="T2">UMA Mail Delivery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6" xml:id="id82" draw:id="id82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79" draw:start-glue-point="3" draw:end-shape="id80" draw:end-glue-point="2" svg:d="M13448 13571h-9117v-2058" svg:viewBox="0 0 9118 2059">
          <text:p/>
        </draw:connector>
        <draw:custom-shape draw:style-name="gr204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79" draw:start-glue-point="0" draw:end-shape="id81" draw:end-glue-point="2" svg:d="M15827 12804l4-1323" svg:viewBox="0 0 5 1324">
          <text:p/>
        </draw:connector>
        <draw:custom-shape draw:style-name="gr206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82" draw:start-glue-point="0" draw:end-shape="id79" draw:end-glue-point="2" svg:d="M15827 15604v-1265" svg:viewBox="0 0 1 1266">
          <text:p/>
        </draw:connector>
        <draw:custom-shape draw:style-name="gr208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21" xml:id="id84" draw:id="id8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83" draw:start-glue-point="1" draw:end-shape="id84" draw:end-glue-point="3" svg:d="M18206 9133h4350" svg:viewBox="0 0 4351 1">
          <text:p/>
        </draw:connector>
        <draw:custom-shape draw:style-name="gr211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21" xml:id="id85" draw:id="id85" draw:layer="layout" svg:width="4.758cm" svg:height="1.535cm" svg:x="13.448cm" svg:y="18.4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85" draw:start-glue-point="0" draw:end-shape="id82" draw:end-glue-point="2" svg:d="M15827 18404v-1265" svg:viewBox="0 0 1 1266">
          <text:p/>
        </draw:connector>
        <draw:custom-shape draw:style-name="gr21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79" draw:start-glue-point="1" draw:end-shape="id84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" draw:layer="layout" svg:width="3.038cm" svg:height="0.642cm" svg:x="21.326cm" svg:y="1.966cm">
          <text:list text:style-name="L1">
            <text:list-header>
              <text:p text:style-name="P6"><text:span text:style-name="T2">Sender (Alice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7" draw:layer="layout" svg:width="3.279cm" svg:height="0.642cm" svg:x="21.307cm" svg:y="2.967cm">
          <text:list text:style-name="L1">
            <text:list-header>
              <text:p text:style-name="P6"><text:span text:style-name="T2">Recipient (Bob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19" draw:text-style-name="P21" xml:id="id96" draw:id="id9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1" xml:id="id88" draw:id="id88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86" draw:end-glue-point="0" svg:d="M15827 5439l4 1346" svg:viewBox="0 0 5 1347">
          <text:p/>
        </draw:connector>
        <draw:custom-shape draw:style-name="gr221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21" xml:id="id94" draw:id="id9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21" xml:id="id86" draw:id="id8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1" xml:id="id90" draw:id="id9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1" xml:id="id87" draw:id="id87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87" draw:start-glue-point="2" draw:end-shape="id88" draw:end-glue-point="0" svg:d="M15827 2639v1265" svg:viewBox="0 0 1 1266">
          <text:p/>
        </draw:connector>
        <draw:custom-shape draw:style-name="gr226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21" xml:id="id91" draw:id="id9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21" xml:id="id93" draw:id="id9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21" xml:id="id89" draw:id="id8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88" draw:start-glue-point="3" draw:end-shape="id89" draw:end-glue-point="0" svg:d="M13448 4671h-9117v2114" svg:viewBox="0 0 9118 2115">
          <text:p/>
        </draw:connector>
        <draw:custom-shape draw:style-name="gr230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90" draw:start-glue-point="3" draw:end-shape="id91" draw:end-glue-point="1" svg:d="M10567 9133h-3442" svg:viewBox="0 0 3443 1">
          <text:p/>
        </draw:connector>
        <draw:custom-shape draw:style-name="gr231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40" xml:id="id92" draw:id="id92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40" xml:id="id95" draw:id="id95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92" draw:start-glue-point="3" draw:end-shape="id93" draw:end-glue-point="2" svg:d="M13448 13571h-9117v-2058" svg:viewBox="0 0 9118 2059">
          <text:p/>
        </draw:connector>
        <draw:custom-shape draw:style-name="gr234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92" draw:start-glue-point="0" draw:end-shape="id94" draw:end-glue-point="2" svg:d="M15827 12804l4-1323" svg:viewBox="0 0 5 1324">
          <text:p/>
        </draw:connector>
        <draw:custom-shape draw:style-name="gr235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95" draw:start-glue-point="0" draw:end-shape="id92" draw:end-glue-point="2" svg:d="M15827 15604v-1265" svg:viewBox="0 0 1 1266">
          <text:p/>
        </draw:connector>
        <draw:custom-shape draw:style-name="gr236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24" xml:id="id97" draw:id="id9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96" draw:start-glue-point="1" draw:end-shape="id97" draw:end-glue-point="3" svg:d="M18206 9133h4350" svg:viewBox="0 0 4351 1">
          <text:p/>
        </draw:connector>
        <draw:custom-shape draw:style-name="gr239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24" xml:id="id98" draw:id="id98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98" draw:start-glue-point="0" draw:end-shape="id95" draw:end-glue-point="2" svg:d="M15827 18404v-1265" svg:viewBox="0 0 1 1266">
          <text:p/>
        </draw:connector>
        <draw:custom-shape draw:style-name="gr24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92" draw:start-glue-point="1" draw:end-shape="id97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45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45cm" svg:y="2.889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7" draw:layer="layout" svg:width="3.038cm" svg:height="0.642cm" svg:x="21.313cm" svg:y="1.966cm">
          <text:list text:style-name="L1">
            <text:list-header>
              <text:p text:style-name="P6"><text:span text:style-name="T2">Se</text:span><text:span text:style-name="T2">nd</text:span><text:span text:style-name="T2">er </text:span><text:span text:style-name="T2">(Al</text:span><text:span text:style-name="T2">ic</text:span><text:span text:style-name="T2">e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7" draw:layer="layout" svg:width="3.279cm" svg:height="0.642cm" svg:x="21.294cm" svg:y="2.967cm">
          <text:list text:style-name="L1">
            <text:list-header>
              <text:p text:style-name="P6"><text:span text:style-name="T2">Recipient (Bob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99" draw:start-glue-point="2" draw:end-shape="id100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01" draw:start-glue-point="2" draw:end-shape="id102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44" draw:text-style-name="P28" xml:id="id103" draw:id="id103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8" xml:id="id105" draw:id="id105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8" draw:text-style-name="P30" xml:id="id109" draw:id="id109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8" xml:id="id104" draw:id="id104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8" xml:id="id106" draw:id="id106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28" xml:id="id110" draw:id="id110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03" draw:start-glue-point="2" draw:end-shape="id104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05" draw:start-glue-point="2" draw:end-shape="id106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07" draw:start-glue-point="2" draw:end-shape="id108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09" draw:start-glue-point="2" draw:end-shape="id110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52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3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54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33" xml:id="id101" draw:id="id101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" xml:id="id102" draw:id="id102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30" xml:id="id107" draw:id="id107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28" xml:id="id108" draw:id="id108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61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62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65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33" xml:id="id99" draw:id="id99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4" xml:id="id100" draw:id="id100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68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00" draw:text-style-name="P22" draw:layer="layout" draw:type="line" svg:x1="12.506cm" svg:y1="3.947cm" svg:x2="12.506cm" svg:y2="17.974cm" draw:start-shape="id111" draw:start-glue-point="2" draw:end-shape="id112" draw:end-glue-point="0" svg:d="M12506 3947v14027" svg:viewBox="0 0 1 14028">
          <text:p/>
        </draw:connector>
        <draw:connector draw:style-name="gr100" draw:text-style-name="P22" draw:layer="layout" draw:type="line" svg:x1="17.206cm" svg:y1="3.947cm" svg:x2="17.206cm" svg:y2="17.974cm" draw:start-shape="id113" draw:start-glue-point="2" draw:end-shape="id114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269" draw:text-style-name="P28" xml:id="id115" draw:id="id115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28" xml:id="id117" draw:id="id117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7" draw:layer="layout" svg:width="1.937cm" svg:height="0.642cm" svg:x="7.4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30" xml:id="id121" draw:id="id121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28" xml:id="id116" draw:id="id116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28" xml:id="id118" draw:id="id118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28" xml:id="id122" draw:id="id122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3.945cm" svg:x2="4.502cm" svg:y2="17.972cm" draw:start-shape="id115" draw:start-glue-point="2" draw:end-shape="id116" draw:end-glue-point="0" svg:d="M4502 3945v14027" svg:viewBox="0 0 1 14028">
          <text:p/>
        </draw:connector>
        <draw:connector draw:style-name="gr109" draw:text-style-name="P22" draw:layer="layout" draw:type="line" svg:x1="8.502cm" svg:y1="3.945cm" svg:x2="8.502cm" svg:y2="17.972cm" draw:start-shape="id117" draw:start-glue-point="2" draw:end-shape="id118" draw:end-glue-point="0" svg:d="M8502 3945v14027" svg:viewBox="0 0 1 14028">
          <text:p/>
        </draw:connector>
        <draw:connector draw:style-name="gr109" draw:text-style-name="P22" draw:layer="layout" draw:type="line" svg:x1="21.206cm" svg:y1="3.947cm" svg:x2="21.206cm" svg:y2="17.974cm" draw:start-shape="id119" draw:start-glue-point="2" draw:end-shape="id120" draw:end-glue-point="0" svg:d="M21206 3947v14027" svg:viewBox="0 0 1 14028">
          <text:p/>
        </draw:connector>
        <draw:connector draw:style-name="gr109" draw:text-style-name="P22" draw:layer="layout" draw:type="line" svg:x1="25.206cm" svg:y1="3.947cm" svg:x2="25.206cm" svg:y2="17.974cm" draw:start-shape="id121" draw:start-glue-point="2" draw:end-shape="id122" draw:end-glue-point="0" svg:d="M25206 3947v14027" svg:viewBox="0 0 1 14028">
          <text:p/>
        </draw:connector>
        <draw:connector draw:style-name="gr110" draw:text-style-name="P22" draw:layer="layout" draw:type="line" svg:x1="25.206cm" svg:y1="4.85cm" svg:x2="21.193cm" svg:y2="4.85cm" svg:d="M25206 4850h-4013" svg:viewBox="0 0 4014 1">
          <text:p/>
        </draw:connector>
        <draw:connector draw:style-name="gr110" draw:text-style-name="P22" draw:layer="layout" draw:type="line" svg:x1="21.218cm" svg:y1="5.694cm" svg:x2="8.493cm" svg:y2="5.694cm" svg:d="M21218 5694h-12725" svg:viewBox="0 0 12726 1">
          <text:p/>
        </draw:connector>
        <draw:connector draw:style-name="gr111" draw:text-style-name="P22" draw:layer="layout" draw:type="line" svg:x1="4.505cm" svg:y1="9.963cm" svg:x2="12.506cm" svg:y2="9.963cm" svg:d="M4505 9963h8001" svg:viewBox="0 0 8002 1">
          <text:p/>
        </draw:connector>
        <draw:connector draw:style-name="gr110" draw:text-style-name="P22" draw:layer="layout" draw:type="line" svg:x1="21.205cm" svg:y1="14.156cm" svg:x2="4.502cm" svg:y2="14.158cm" svg:d="M21205 14156l-16703 2" svg:viewBox="0 0 16704 3">
          <text:p/>
        </draw:connector>
        <draw:connector draw:style-name="gr112" draw:text-style-name="P22" draw:layer="layout" draw:type="line" svg:x1="4.505cm" svg:y1="15.301cm" svg:x2="21.244cm" svg:y2="15.301cm" svg:d="M4505 15301h16739" svg:viewBox="0 0 16740 1">
          <text:p/>
        </draw:connector>
        <draw:custom-shape draw:style-name="gr277" draw:text-style-name="P32" draw:layer="layout" svg:width="3.745cm" svg:height="0.642cm" svg:x="21.204cm" svg:y="4.2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32" draw:layer="layout" svg:width="8.643cm" svg:height="1.023cm" svg:x="4.455cm" svg:y="8.972cm">
          <text:list text:style-name="L1">
            <text:list-header>
              <text:p text:style-name="P31"><text:span text:style-name="T10">6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6.394cm" svg:x2="8.518cm" svg:y2="16.394cm" svg:d="M21193 16394h-12675" svg:viewBox="0 0 12676 1">
          <text:p/>
        </draw:connector>
        <draw:connector draw:style-name="gr111" draw:text-style-name="P22" draw:layer="layout" draw:type="line" svg:x1="8.518cm" svg:y1="17.47cm" svg:x2="21.243cm" svg:y2="17.47cm" svg:d="M8518 17470h12725" svg:viewBox="0 0 12726 1">
          <text:p/>
        </draw:connector>
        <draw:custom-shape draw:style-name="gr279" draw:text-style-name="P32" draw:layer="layout" svg:width="8.012cm" svg:height="0.642cm" svg:x="4.448cm" svg:y="14.611cm">
          <text:list text:style-name="L1">
            <text:list-header>
              <text:p text:style-name="P31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32" draw:layer="layout" svg:width="5.933cm" svg:height="0.642cm" svg:x="8.497cm" svg:y="16.82cm">
          <text:list text:style-name="L1">
            <text:list-header>
              <text:p text:style-name="P31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33" xml:id="id113" draw:id="id113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" xml:id="id114" draw:id="id114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30" xml:id="id119" draw:id="id119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28" xml:id="id120" draw:id="id120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32" draw:layer="layout" svg:width="12.508cm" svg:height="1.023cm" svg:x="8.541cm" svg:y="4.672cm">
          <text:list text:style-name="L1">
            <text:list-header>
              <text:p text:style-name="P31"><text:span text:style-name="T10">2. I need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1.943cm" svg:x2="17.231cm" svg:y2="11.943cm" svg:d="M25222 11943h-7991" svg:viewBox="0 0 7992 1">
          <text:p/>
        </draw:connector>
        <draw:custom-shape draw:style-name="gr286" draw:text-style-name="P32" draw:layer="layout" svg:width="4.083cm" svg:height="0.642cm" svg:x="17.23cm" svg:y="11.281cm">
          <text:list text:style-name="L1">
            <text:list-header>
              <text:p text:style-name="P31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3.036cm" svg:x2="21.193cm" svg:y2="13.036cm" svg:d="M17231 13036h3962" svg:viewBox="0 0 3963 1">
          <text:p/>
        </draw:connector>
        <draw:custom-shape draw:style-name="gr287" draw:text-style-name="P32" draw:layer="layout" svg:width="6.954cm" svg:height="1.023cm" svg:x="17.224cm" svg:y="11.977cm">
          <text:list text:style-name="L1">
            <text:list-header>
              <text:p text:style-name="P31"><text:span text:style-name="T10">9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35" draw:layer="layout" svg:width="7.631cm" svg:height="0.642cm" svg:x="13.552cm" svg:y="15.759cm">
          <text:list text:style-name="L1">
            <text:list-header>
              <text:p text:style-name="P34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5" draw:layer="layout" svg:width="10.019cm" svg:height="0.642cm" svg:x="11.248cm" svg:y="13.52cm">
          <text:list text:style-name="L1">
            <text:list-header>
              <text:p text:style-name="P34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8.493cm" svg:y1="6.688cm" svg:x2="21.218cm" svg:y2="6.688cm" svg:d="M8493 6688h12725" svg:viewBox="0 0 12726 1">
          <text:p/>
        </draw:connector>
        <draw:custom-shape draw:style-name="gr290" draw:text-style-name="P32" draw:layer="layout" svg:width="4.71cm" svg:height="0.642cm" svg:x="8.531cm" svg:y="6.0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33" xml:id="id111" draw:id="id111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" xml:id="id112" draw:id="id112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10.922cm" svg:x2="17.23cm" svg:y2="10.922cm" svg:d="M12506 10922h4724" svg:viewBox="0 0 4725 1">
          <text:p/>
        </draw:connector>
        <draw:custom-shape draw:style-name="gr293" draw:text-style-name="P32" draw:layer="layout" svg:width="2.923cm" svg:height="0.642cm" svg:x="12.528cm" svg:y="10.22cm">
          <text:list text:style-name="L1">
            <text:list-header>
              <text:p text:style-name="P31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94" draw:text-style-name="P22" draw:layer="layout" draw:type="line" svg:x1="8.5cm" svg:y1="7.752cm" svg:x2="4.505cm" svg:y2="7.752cm" svg:d="M8500 7752h-3995" svg:viewBox="0 0 3996 1">
          <text:p/>
        </draw:connector>
        <draw:connector draw:style-name="gr295" draw:text-style-name="P22" draw:layer="layout" draw:type="line" svg:x1="4.48cm" svg:y1="8.805cm" svg:x2="8.519cm" svg:y2="8.805cm" svg:d="M4480 8805h4039" svg:viewBox="0 0 4040 1">
          <text:p/>
        </draw:connector>
        <draw:custom-shape draw:style-name="gr296" draw:text-style-name="P32" draw:layer="layout" svg:width="4.71cm" svg:height="0.642cm" svg:x="4.535cm" svg:y="8.059cm">
          <text:list text:style-name="L1">
            <text:list-header>
              <text:p text:style-name="P31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32" draw:layer="layout" svg:width="15.585cm" svg:height="1.023cm" svg:x="4.506cm" svg:y="6.659cm">
          <text:list text:style-name="L1">
            <text:list-header>
              <text:p text:style-name="P31"><text:span text:style-name="T10">4. Send authorization code to RqP</text:span></text:p>
            </text:list-header>
            <text:list-item>
              <text:p text:style-name="P34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00" draw:text-style-name="P22" draw:layer="layout" draw:type="line" svg:x1="12.506cm" svg:y1="5.047cm" svg:x2="12.506cm" svg:y2="16.974cm" draw:start-shape="id123" draw:start-glue-point="2" draw:end-shape="id124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25" draw:start-glue-point="2" draw:end-shape="id126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98" draw:text-style-name="P28" xml:id="id127" draw:id="id127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28" xml:id="id129" draw:id="id129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1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2" draw:text-style-name="P30" xml:id="id133" draw:id="id133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28" xml:id="id128" draw:id="id128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28" xml:id="id130" draw:id="id130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5" draw:text-style-name="P28" xml:id="id134" draw:id="id134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27" draw:start-glue-point="2" draw:end-shape="id128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29" draw:start-glue-point="2" draw:end-shape="id130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31" draw:start-glue-point="2" draw:end-shape="id132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33" draw:start-glue-point="2" draw:end-shape="id134" draw:end-glue-point="0" svg:d="M25206 5047v11927" svg:viewBox="0 0 1 11928">
          <text:p/>
        </draw:connector>
        <draw:connector draw:style-name="gr111" draw:text-style-name="P22" draw:layer="layout" draw:type="line" svg:x1="4.505cm" svg:y1="6.863cm" svg:x2="12.506cm" svg:y2="6.863cm" svg:d="M4505 6863h8001" svg:viewBox="0 0 8002 1">
          <text:p/>
        </draw:connector>
        <draw:connector draw:style-name="gr110" draw:text-style-name="P22" draw:layer="layout" draw:type="line" svg:x1="21.205cm" svg:y1="10.856cm" svg:x2="4.502cm" svg:y2="10.858cm" svg:d="M21205 10856l-16703 2" svg:viewBox="0 0 16704 3">
          <text:p/>
        </draw:connector>
        <draw:connector draw:style-name="gr112" draw:text-style-name="P22" draw:layer="layout" draw:type="line" svg:x1="4.505cm" svg:y1="12.301cm" svg:x2="21.244cm" svg:y2="12.301cm" svg:d="M4505 12301h16739" svg:viewBox="0 0 16740 1">
          <text:p/>
        </draw:connector>
        <draw:custom-shape draw:style-name="gr306" draw:text-style-name="P32" draw:layer="layout" svg:width="8.613cm" svg:height="0.642cm" svg:x="4.469cm" svg:y="6.172cm">
          <text:list text:style-name="L1">
            <text:list-header>
              <text:p text:style-name="P31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3.794cm" svg:x2="8.518cm" svg:y2="13.794cm" svg:d="M21193 13794h-12675" svg:viewBox="0 0 12676 1">
          <text:p/>
        </draw:connector>
        <draw:connector draw:style-name="gr111" draw:text-style-name="P22" draw:layer="layout" draw:type="line" svg:x1="8.518cm" svg:y1="15.27cm" svg:x2="21.243cm" svg:y2="15.27cm" svg:d="M8518 15270h12725" svg:viewBox="0 0 12726 1">
          <text:p/>
        </draw:connector>
        <draw:custom-shape draw:style-name="gr307" draw:text-style-name="P32" draw:layer="layout" svg:width="7.792cm" svg:height="0.642cm" svg:x="4.458cm" svg:y="11.611cm">
          <text:list text:style-name="L1">
            <text:list-header>
              <text:p text:style-name="P31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8" draw:text-style-name="P32" draw:layer="layout" svg:width="5.713cm" svg:height="0.642cm" svg:x="8.507cm" svg:y="14.62cm">
          <text:list text:style-name="L1">
            <text:list-header>
              <text:p text:style-name="P31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9" draw:text-style-name="P33" xml:id="id125" draw:id="id125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4" xml:id="id126" draw:id="id126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41" xml:id="id131" draw:id="id131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/UMA</text:span></text:p>
            </text:list-header>
            <text:list-item>
              <text:p text:style-name="P29"><text:span text:style-name="T8">Mail Retrieval Agent/</text:span></text:p>
            </text:list-item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42" xml:id="id132" draw:id="id132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22" draw:layer="layout" draw:type="line" svg:x1="17.231cm" svg:y1="9.436cm" svg:x2="21.193cm" svg:y2="9.436cm" svg:d="M17231 9436h3962" svg:viewBox="0 0 3963 1">
          <text:p/>
        </draw:connector>
        <draw:custom-shape draw:style-name="gr313" draw:text-style-name="P32" draw:layer="layout" svg:width="10.01cm" svg:height="1.023cm" svg:x="17.198cm" svg:y="8.377cm">
          <text:list text:style-name="L1">
            <text:list-header>
              <text:p text:style-name="P31"><text:span text:style-name="T10">3. RqP Client retrieves email with authorization code</text:span></text:p>
            </text:list-header>
            <text:list-item>
              <text:p text:style-name="P31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4" draw:text-style-name="P35" draw:layer="layout" svg:width="7.411cm" svg:height="0.642cm" svg:x="13.762cm" svg:y="13.159cm">
          <text:list text:style-name="L1">
            <text:list-header>
              <text:p text:style-name="P34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5" draw:text-style-name="P35" draw:layer="layout" svg:width="9.798cm" svg:height="0.642cm" svg:x="11.458cm" svg:y="10.22cm">
          <text:list text:style-name="L1">
            <text:list-header>
              <text:p text:style-name="P34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33" xml:id="id123" draw:id="id123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" xml:id="id124" draw:id="id124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8.122cm" svg:x2="17.23cm" svg:y2="8.122cm" svg:d="M12506 8122h4724" svg:viewBox="0 0 4725 1">
          <text:p/>
        </draw:connector>
        <draw:custom-shape draw:style-name="gr318" draw:text-style-name="P32" draw:layer="layout" svg:width="2.923cm" svg:height="0.642cm" svg:x="12.528cm" svg:y="7.42cm">
          <text:list text:style-name="L1">
            <text:list-header>
              <text:p text:style-name="P31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custom-shape draw:style-name="gr319" draw:text-style-name="P45" xml:id="id142" draw:id="id142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0" draw:text-style-name="P48" xml:id="id143" draw:id="id14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1" draw:text-style-name="P49" xml:id="id144" draw:id="id144" draw:layer="layout" svg:width="3.251cm" svg:height="1.473cm" svg:x="16.936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22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3" draw:text-style-name="P49" xml:id="id135" draw:id="id13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52" xml:id="id146" draw:id="id146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53" xml:id="id148" draw:id="id148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6" draw:text-style-name="P54" xml:id="id140" draw:id="id14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7" draw:text-style-name="P45" xml:id="id139" draw:id="id139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55" xml:id="id145" draw:id="id14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9" draw:text-style-name="P9" draw:layer="layout" draw:type="line" svg:x1="18.602cm" svg:y1="10.047cm" svg:x2="18.602cm" svg:y2="11.204cm" draw:start-shape="id135" draw:start-glue-point="2" draw:end-shape="id136" draw:end-glue-point="0" svg:d="M18602 10047v1157" svg:viewBox="0 0 1 1158">
          <text:p/>
        </draw:connector>
        <draw:custom-shape draw:style-name="gr330" draw:text-style-name="P54" xml:id="id138" draw:id="id13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1" draw:text-style-name="P56" xml:id="id136" draw:id="id13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2" draw:text-style-name="P45" xml:id="id141" draw:id="id141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57" xml:id="id137" draw:id="id137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37" draw:start-glue-point="8" draw:end-shape="id138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39" draw:start-glue-point="0" draw:end-shape="id140" draw:end-glue-point="2" svg:d="M6502 15004v-2265" svg:viewBox="0 0 1 2266">
          <text:p/>
        </draw:connector>
        <draw:connector draw:style-name="gr334" draw:text-style-name="P9" draw:layer="layout" draw:type="line" svg:x1="23.301cm" svg:y1="15.004cm" svg:x2="23.301cm" svg:y2="12.739cm" draw:start-shape="id141" draw:start-glue-point="0" draw:end-shape="id138" draw:end-glue-point="2" svg:d="M23301 15004v-2265" svg:viewBox="0 0 1 2266">
          <text:p/>
        </draw:connector>
        <draw:connector draw:style-name="gr335" draw:text-style-name="P10" draw:layer="layout" svg:x1="11.202cm" svg:y1="7.442cm" svg:x2="11.202cm" svg:y2="8.57cm" draw:start-shape="id142" draw:start-glue-point="2" draw:end-shape="id143" draw:end-glue-point="0" svg:d="M11202 7442v1128" svg:viewBox="0 0 1 1129">
          <text:p/>
        </draw:connector>
        <draw:connector draw:style-name="gr329" draw:text-style-name="P9" draw:layer="layout" svg:x1="18.562cm" svg:y1="7.442cm" svg:x2="18.602cm" svg:y2="8.574cm" draw:start-shape="id144" draw:start-glue-point="2" draw:end-shape="id135" draw:end-glue-point="0" svg:d="M18562 7442v565h40v567" svg:viewBox="0 0 41 1133">
          <text:p/>
        </draw:connector>
        <draw:connector draw:style-name="gr49" draw:text-style-name="P9" draw:layer="layout" draw:line-skew="-0.264cm" svg:x1="11.202cm" svg:y1="5.969cm" svg:x2="18.562cm" svg:y2="5.969cm" draw:start-shape="id142" draw:start-glue-point="0" draw:end-shape="id144" draw:end-glue-point="0" svg:d="M11202 5969v-778h7360v778" svg:viewBox="0 0 7361 779">
          <text:p/>
        </draw:connector>
        <draw:connector draw:style-name="gr335" draw:text-style-name="P10" draw:layer="layout" svg:x1="11.202cm" svg:y1="10.043cm" svg:x2="11.202cm" svg:y2="11.204cm" draw:start-shape="id143" draw:start-glue-point="2" draw:end-shape="id145" draw:end-glue-point="0" svg:d="M11202 10043v1161" svg:viewBox="0 0 1 1162">
          <text:p/>
        </draw:connector>
        <draw:connector draw:style-name="gr336" draw:text-style-name="P9" draw:layer="layout" draw:type="line" svg:x1="9.577cm" svg:y1="11.971cm" svg:x2="8.128cm" svg:y2="11.971cm" draw:start-shape="id145" draw:start-glue-point="3" draw:end-shape="id140" draw:end-glue-point="1" svg:d="M9577 11971h-1449" svg:viewBox="0 0 1450 1">
          <text:p/>
        </draw:connector>
        <draw:connector draw:style-name="gr329" draw:text-style-name="P9" draw:layer="layout" draw:type="line" svg:x1="20.228cm" svg:y1="11.971cm" svg:x2="21.676cm" svg:y2="11.971cm" draw:start-shape="id136" draw:start-glue-point="1" draw:end-shape="id138" draw:end-glue-point="3" svg:d="M20228 11971h1448" svg:viewBox="0 0 1449 1">
          <text:p/>
        </draw:connector>
        <draw:custom-shape draw:style-name="gr337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8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2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3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4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5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6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7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9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0" draw:text-style-name="P9" draw:layer="layout" draw:line-skew="0.195cm" svg:x1="7.318cm" svg:y1="12.733cm" svg:x2="18.602cm" svg:y2="12.739cm" draw:start-shape="id140" draw:start-glue-point="5" draw:end-shape="id136" draw:end-glue-point="2" svg:d="M7318 12733v713h11284v-707" svg:viewBox="0 0 11285 714">
          <text:p/>
        </draw:connector>
        <draw:custom-shape draw:style-name="gr351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2" draw:text-style-name="P22" draw:layer="layout" svg:x1="6.502cm" svg:y1="11.204cm" svg:x2="6.502cm" svg:y2="7.445cm" draw:start-shape="id140" draw:start-glue-point="0" draw:end-shape="id146" draw:end-glue-point="2" svg:d="M6502 11204v-3759" svg:viewBox="0 0 1 3760">
          <text:p/>
        </draw:connector>
        <draw:connector draw:style-name="gr353" draw:text-style-name="P22" draw:layer="layout" svg:x1="8.128cm" svg:y1="6.708cm" svg:x2="9.577cm" svg:y2="6.705cm" draw:start-shape="id146" draw:start-glue-point="1" draw:end-shape="id142" draw:end-glue-point="3" svg:d="M8128 6708h724v-3h725" svg:viewBox="0 0 1450 4">
          <text:p/>
        </draw:connector>
        <draw:custom-shape draw:style-name="gr354" draw:text-style-name="P57" xml:id="id147" draw:id="id147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47" draw:start-glue-point="8" svg:d="M4027 11966l844 5" svg:viewBox="0 0 845 6">
          <text:p/>
        </draw:connector>
        <draw:connector draw:style-name="gr355" draw:text-style-name="P22" draw:layer="layout" svg:x1="21.676cm" svg:y1="6.708cm" svg:x2="20.188cm" svg:y2="6.705cm" draw:start-shape="id148" draw:start-glue-point="3" draw:end-shape="id144" draw:end-glue-point="1" svg:d="M21676 6708h-744v-3h-744" svg:viewBox="0 0 1489 4">
          <text:p/>
        </draw:connector>
        <draw:connector draw:style-name="gr356" draw:text-style-name="P22" draw:layer="layout" svg:x1="23.301cm" svg:y1="11.204cm" svg:x2="23.301cm" svg:y2="7.445cm" draw:start-shape="id138" draw:start-glue-point="0" draw:end-shape="id148" draw:end-glue-point="2" svg:d="M23301 11204v-3759" svg:viewBox="0 0 1 3760">
          <text:p/>
        </draw:connector>
        <draw:custom-shape draw:style-name="gr357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8" draw:text-style-name="P22" draw:layer="layout" draw:line-skew="1.338cm" svg:x1="22.512cm" svg:y1="12.739cm" svg:x2="11.202cm" svg:y2="12.739cm" draw:start-shape="id138" draw:start-glue-point="5" draw:end-shape="id145" draw:end-glue-point="2" svg:d="M22512 12739v1850h-11310v-1850" svg:viewBox="0 0 11311 1851">
          <text:p/>
        </draw:connector>
        <draw:custom-shape draw:style-name="gr359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0" draw:text-style-name="P51" draw:layer="layout" svg:width="1.408cm" svg:height="0.642cm" svg:x="6.475cm" svg:y="8.97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1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custom-shape draw:style-name="gr362" draw:text-style-name="P45" xml:id="id156" draw:id="id156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3" draw:text-style-name="P48" xml:id="id157" draw:id="id15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4" draw:text-style-name="P64" xml:id="id158" draw:id="id158" draw:layer="layout" svg:width="3.251cm" svg:height="1.473cm" svg:x="16.936cm" svg:y="5.969cm">
          <text:list text:style-name="L1">
            <text:list-header>
              <text:p text:style-name="P63"><text:span text:style-name="T17">MTA</text:span></text:p>
            </text:list-header>
            <text:list-item>
              <text:p text:style-name="P63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65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65" xml:id="id149" draw:id="id14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7" draw:text-style-name="P52" xml:id="id160" draw:id="id160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8" draw:text-style-name="P53" xml:id="id162" draw:id="id162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9" draw:text-style-name="P54" xml:id="id154" draw:id="id15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0" draw:text-style-name="P45" xml:id="id153" draw:id="id153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1" draw:text-style-name="P55" xml:id="id159" draw:id="id15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6" draw:text-style-name="P9" draw:layer="layout" draw:type="line" svg:x1="18.602cm" svg:y1="10.047cm" svg:x2="18.602cm" svg:y2="11.204cm" draw:start-shape="id149" draw:start-glue-point="2" draw:end-shape="id150" draw:end-glue-point="0" svg:d="M18602 10047v1157" svg:viewBox="0 0 1 1158">
          <text:p/>
        </draw:connector>
        <draw:custom-shape draw:style-name="gr372" draw:text-style-name="P66" xml:id="id152" draw:id="id15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3" draw:text-style-name="P67" xml:id="id150" draw:id="id15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4" draw:text-style-name="P48" xml:id="id155" draw:id="id155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5" draw:text-style-name="P68" xml:id="id151" draw:id="id151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6" draw:text-style-name="P9" draw:layer="layout" draw:type="line" svg:x1="25.775cm" svg:y1="11.974cm" svg:x2="24.927cm" svg:y2="11.971cm" draw:start-shape="id151" draw:start-glue-point="8" draw:end-shape="id152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53" draw:start-glue-point="0" draw:end-shape="id154" draw:end-glue-point="2" svg:d="M6502 15004v-2265" svg:viewBox="0 0 1 2266">
          <text:p/>
        </draw:connector>
        <draw:connector draw:style-name="gr377" draw:text-style-name="P9" draw:layer="layout" draw:type="line" svg:x1="23.301cm" svg:y1="15.004cm" svg:x2="23.301cm" svg:y2="12.739cm" draw:start-shape="id155" draw:start-glue-point="0" draw:end-shape="id152" draw:end-glue-point="2" svg:d="M23301 15004v-2265" svg:viewBox="0 0 1 2266">
          <text:p/>
        </draw:connector>
        <draw:connector draw:style-name="gr335" draw:text-style-name="P10" draw:layer="layout" svg:x1="11.202cm" svg:y1="7.442cm" svg:x2="11.202cm" svg:y2="8.57cm" draw:start-shape="id156" draw:start-glue-point="2" draw:end-shape="id157" draw:end-glue-point="0" svg:d="M11202 7442v1128" svg:viewBox="0 0 1 1129">
          <text:p/>
        </draw:connector>
        <draw:connector draw:style-name="gr336" draw:text-style-name="P9" draw:layer="layout" svg:x1="18.562cm" svg:y1="7.442cm" svg:x2="18.602cm" svg:y2="8.574cm" draw:start-shape="id158" draw:start-glue-point="2" draw:end-shape="id149" draw:end-glue-point="0" svg:d="M18562 7442v565h40v567" svg:viewBox="0 0 41 1133">
          <text:p/>
        </draw:connector>
        <draw:connector draw:style-name="gr49" draw:text-style-name="P9" draw:layer="layout" draw:line-skew="-0.264cm" svg:x1="11.202cm" svg:y1="5.969cm" svg:x2="18.562cm" svg:y2="5.969cm" draw:start-shape="id156" draw:start-glue-point="0" draw:end-shape="id158" draw:end-glue-point="0" svg:d="M11202 5969v-778h7360v778" svg:viewBox="0 0 7361 779">
          <text:p/>
        </draw:connector>
        <draw:connector draw:style-name="gr335" draw:text-style-name="P10" draw:layer="layout" svg:x1="11.202cm" svg:y1="10.043cm" svg:x2="11.202cm" svg:y2="11.204cm" draw:start-shape="id157" draw:start-glue-point="2" draw:end-shape="id159" draw:end-glue-point="0" svg:d="M11202 10043v1161" svg:viewBox="0 0 1 1162">
          <text:p/>
        </draw:connector>
        <draw:connector draw:style-name="gr336" draw:text-style-name="P9" draw:layer="layout" draw:type="line" svg:x1="9.577cm" svg:y1="11.971cm" svg:x2="8.128cm" svg:y2="11.971cm" draw:start-shape="id159" draw:start-glue-point="3" draw:end-shape="id154" draw:end-glue-point="1" svg:d="M9577 11971h-1449" svg:viewBox="0 0 1450 1">
          <text:p/>
        </draw:connector>
        <draw:connector draw:style-name="gr336" draw:text-style-name="P9" draw:layer="layout" draw:type="line" svg:x1="20.228cm" svg:y1="11.971cm" svg:x2="21.676cm" svg:y2="11.971cm" draw:start-shape="id150" draw:start-glue-point="1" draw:end-shape="id152" draw:end-glue-point="3" svg:d="M20228 11971h1448" svg:viewBox="0 0 1449 1">
          <text:p/>
        </draw:connector>
        <draw:custom-shape draw:style-name="gr378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9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0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1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2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3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4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5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7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8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9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0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91" draw:text-style-name="P9" draw:layer="layout" draw:line-skew="0.195cm" svg:x1="7.318cm" svg:y1="12.733cm" svg:x2="18.602cm" svg:y2="12.739cm" draw:start-shape="id154" draw:start-glue-point="5" draw:end-shape="id150" draw:end-glue-point="2" svg:d="M7318 12733v713h11284v-707" svg:viewBox="0 0 11285 714">
          <text:p/>
        </draw:connector>
        <draw:custom-shape draw:style-name="gr392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2" draw:text-style-name="P22" draw:layer="layout" svg:x1="6.502cm" svg:y1="11.204cm" svg:x2="6.502cm" svg:y2="7.445cm" draw:start-shape="id154" draw:start-glue-point="0" draw:end-shape="id160" draw:end-glue-point="2" svg:d="M6502 11204v-3759" svg:viewBox="0 0 1 3760">
          <text:p/>
        </draw:connector>
        <draw:connector draw:style-name="gr353" draw:text-style-name="P22" draw:layer="layout" svg:x1="8.128cm" svg:y1="6.708cm" svg:x2="9.577cm" svg:y2="6.705cm" draw:start-shape="id160" draw:start-glue-point="1" draw:end-shape="id156" draw:end-glue-point="3" svg:d="M8128 6708h724v-3h725" svg:viewBox="0 0 1450 4">
          <text:p/>
        </draw:connector>
        <draw:custom-shape draw:style-name="gr393" draw:text-style-name="P57" xml:id="id161" draw:id="id161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61" draw:start-glue-point="8" svg:d="M4027 11966l844 5" svg:viewBox="0 0 845 6">
          <text:p/>
        </draw:connector>
        <draw:connector draw:style-name="gr355" draw:text-style-name="P22" draw:layer="layout" svg:x1="21.676cm" svg:y1="6.708cm" svg:x2="20.188cm" svg:y2="6.705cm" draw:start-shape="id162" draw:start-glue-point="3" draw:end-shape="id158" draw:end-glue-point="1" svg:d="M21676 6708h-744v-3h-744" svg:viewBox="0 0 1489 4">
          <text:p/>
        </draw:connector>
        <draw:connector draw:style-name="gr356" draw:text-style-name="P22" draw:layer="layout" svg:x1="23.301cm" svg:y1="11.204cm" svg:x2="23.301cm" svg:y2="7.445cm" draw:start-shape="id152" draw:start-glue-point="0" draw:end-shape="id162" draw:end-glue-point="2" svg:d="M23301 11204v-3759" svg:viewBox="0 0 1 3760">
          <text:p/>
        </draw:connector>
        <draw:custom-shape draw:style-name="gr394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8" draw:text-style-name="P22" draw:layer="layout" draw:line-skew="1.338cm" svg:x1="22.512cm" svg:y1="12.739cm" svg:x2="11.202cm" svg:y2="12.739cm" draw:start-shape="id152" draw:start-glue-point="5" draw:end-shape="id159" draw:end-glue-point="2" svg:d="M22512 12739v1850h-11310v-1850" svg:viewBox="0 0 11311 1851">
          <text:p/>
        </draw:connector>
        <draw:custom-shape draw:style-name="gr395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6" draw:text-style-name="P51" draw:layer="layout" svg:width="1.408cm" svg:height="0.642cm" svg:x="6.476cm" svg:y="8.978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7" draw:text-style-name="P51" draw:layer="layout" svg:width="1.408cm" svg:height="0.642cm" svg:x="23.303cm" svg:y="8.972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custom-shape draw:style-name="gr398" draw:text-style-name="P48" xml:id="id170" draw:id="id170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48" xml:id="id171" draw:id="id17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49" xml:id="id172" draw:id="id172" draw:layer="layout" svg:width="3.251cm" svg:height="1.473cm" svg:x="16.936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01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2" draw:text-style-name="P49" xml:id="id163" draw:id="id163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3" draw:text-style-name="P53" xml:id="id174" draw:id="id174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4" draw:text-style-name="P53" xml:id="id176" draw:id="id176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5" draw:text-style-name="P66" xml:id="id168" draw:id="id168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48" xml:id="id167" draw:id="id167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7" draw:text-style-name="P55" xml:id="id173" draw:id="id17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9" draw:text-style-name="P9" draw:layer="layout" draw:type="line" svg:x1="18.602cm" svg:y1="10.047cm" svg:x2="18.602cm" svg:y2="11.204cm" draw:start-shape="id163" draw:start-glue-point="2" draw:end-shape="id164" draw:end-glue-point="0" svg:d="M18602 10047v1157" svg:viewBox="0 0 1 1158">
          <text:p/>
        </draw:connector>
        <draw:custom-shape draw:style-name="gr408" draw:text-style-name="P66" xml:id="id166" draw:id="id166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56" xml:id="id164" draw:id="id164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0" draw:text-style-name="P48" xml:id="id169" draw:id="id169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1" draw:text-style-name="P68" xml:id="id165" draw:id="id165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6" draw:text-style-name="P9" draw:layer="layout" draw:type="line" svg:x1="25.775cm" svg:y1="11.974cm" svg:x2="24.927cm" svg:y2="11.971cm" draw:start-shape="id165" draw:start-glue-point="8" draw:end-shape="id166" draw:end-glue-point="1" svg:d="M25775 11974l-848-3" svg:viewBox="0 0 849 4">
          <text:p/>
        </draw:connector>
        <draw:connector draw:style-name="gr412" draw:text-style-name="P9" draw:layer="layout" draw:type="line" svg:x1="6.502cm" svg:y1="15.004cm" svg:x2="6.502cm" svg:y2="12.739cm" draw:start-shape="id167" draw:start-glue-point="0" draw:end-shape="id168" draw:end-glue-point="2" svg:d="M6502 15004v-2265" svg:viewBox="0 0 1 2266">
          <text:p/>
        </draw:connector>
        <draw:connector draw:style-name="gr377" draw:text-style-name="P9" draw:layer="layout" draw:type="line" svg:x1="23.301cm" svg:y1="15.004cm" svg:x2="23.301cm" svg:y2="12.739cm" draw:start-shape="id169" draw:start-glue-point="0" draw:end-shape="id166" draw:end-glue-point="2" svg:d="M23301 15004v-2265" svg:viewBox="0 0 1 2266">
          <text:p/>
        </draw:connector>
        <draw:connector draw:style-name="gr335" draw:text-style-name="P10" draw:layer="layout" svg:x1="11.202cm" svg:y1="7.442cm" svg:x2="11.202cm" svg:y2="8.57cm" draw:start-shape="id170" draw:start-glue-point="2" draw:end-shape="id171" draw:end-glue-point="0" svg:d="M11202 7442v1128" svg:viewBox="0 0 1 1129">
          <text:p/>
        </draw:connector>
        <draw:connector draw:style-name="gr329" draw:text-style-name="P9" draw:layer="layout" svg:x1="18.562cm" svg:y1="7.442cm" svg:x2="18.602cm" svg:y2="8.574cm" draw:start-shape="id172" draw:start-glue-point="2" draw:end-shape="id163" draw:end-glue-point="0" svg:d="M18562 7442v565h40v567" svg:viewBox="0 0 41 1133">
          <text:p/>
        </draw:connector>
        <draw:connector draw:style-name="gr412" draw:text-style-name="P9" draw:layer="layout" draw:line-skew="-0.264cm" svg:x1="11.202cm" svg:y1="5.969cm" svg:x2="18.562cm" svg:y2="5.969cm" draw:start-shape="id170" draw:start-glue-point="0" draw:end-shape="id172" draw:end-glue-point="0" svg:d="M11202 5969v-778h7360v778" svg:viewBox="0 0 7361 779">
          <text:p/>
        </draw:connector>
        <draw:connector draw:style-name="gr335" draw:text-style-name="P10" draw:layer="layout" svg:x1="11.202cm" svg:y1="10.043cm" svg:x2="11.202cm" svg:y2="11.204cm" draw:start-shape="id171" draw:start-glue-point="2" draw:end-shape="id173" draw:end-glue-point="0" svg:d="M11202 10043v1161" svg:viewBox="0 0 1 1162">
          <text:p/>
        </draw:connector>
        <draw:connector draw:style-name="gr336" draw:text-style-name="P9" draw:layer="layout" draw:type="line" svg:x1="9.577cm" svg:y1="11.971cm" svg:x2="8.128cm" svg:y2="11.971cm" draw:start-shape="id173" draw:start-glue-point="3" draw:end-shape="id168" draw:end-glue-point="1" svg:d="M9577 11971h-1449" svg:viewBox="0 0 1450 1">
          <text:p/>
        </draw:connector>
        <draw:connector draw:style-name="gr336" draw:text-style-name="P9" draw:layer="layout" draw:type="line" svg:x1="20.228cm" svg:y1="11.971cm" svg:x2="21.676cm" svg:y2="11.971cm" draw:start-shape="id164" draw:start-glue-point="1" draw:end-shape="id166" draw:end-glue-point="3" svg:d="M20228 11971h1448" svg:viewBox="0 0 1449 1">
          <text:p/>
        </draw:connector>
        <draw:custom-shape draw:style-name="gr413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6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8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9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0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3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91" draw:text-style-name="P9" draw:layer="layout" draw:line-skew="0.195cm" svg:x1="7.318cm" svg:y1="12.733cm" svg:x2="18.602cm" svg:y2="12.739cm" draw:start-shape="id168" draw:start-glue-point="5" draw:end-shape="id164" draw:end-glue-point="2" svg:d="M7318 12733v713h11284v-707" svg:viewBox="0 0 11285 714">
          <text:p/>
        </draw:connector>
        <draw:custom-shape draw:style-name="gr42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7" draw:text-style-name="P22" draw:layer="layout" svg:x1="6.502cm" svg:y1="11.204cm" svg:x2="6.502cm" svg:y2="7.445cm" draw:start-shape="id168" draw:start-glue-point="0" draw:end-shape="id174" draw:end-glue-point="2" svg:d="M6502 11204v-3759" svg:viewBox="0 0 1 3760">
          <text:p/>
        </draw:connector>
        <draw:connector draw:style-name="gr428" draw:text-style-name="P22" draw:layer="layout" svg:x1="8.128cm" svg:y1="6.708cm" svg:x2="9.577cm" svg:y2="6.705cm" draw:start-shape="id174" draw:start-glue-point="1" draw:end-shape="id170" draw:end-glue-point="3" svg:d="M8128 6708h724v-3h725" svg:viewBox="0 0 1450 4">
          <text:p/>
        </draw:connector>
        <draw:custom-shape draw:style-name="gr429" draw:text-style-name="P68" xml:id="id175" draw:id="id175" draw:layer="layout" svg:width="1.923cm" svg:height="1.872cm" svg:x="2.104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6" draw:text-style-name="P9" draw:layer="layout" draw:type="line" svg:x1="4.027cm" svg:y1="11.966cm" svg:x2="4.871cm" svg:y2="11.971cm" draw:start-shape="id175" draw:start-glue-point="8" svg:d="M4027 11966l844 5" svg:viewBox="0 0 845 6">
          <text:p/>
        </draw:connector>
        <draw:connector draw:style-name="gr355" draw:text-style-name="P22" draw:layer="layout" svg:x1="21.676cm" svg:y1="6.708cm" svg:x2="20.188cm" svg:y2="6.705cm" draw:start-shape="id176" draw:start-glue-point="3" draw:end-shape="id172" draw:end-glue-point="1" svg:d="M21676 6708h-744v-3h-744" svg:viewBox="0 0 1489 4">
          <text:p/>
        </draw:connector>
        <draw:connector draw:style-name="gr356" draw:text-style-name="P22" draw:layer="layout" svg:x1="23.301cm" svg:y1="11.204cm" svg:x2="23.301cm" svg:y2="7.445cm" draw:start-shape="id166" draw:start-glue-point="0" draw:end-shape="id176" draw:end-glue-point="2" svg:d="M23301 11204v-3759" svg:viewBox="0 0 1 3760">
          <text:p/>
        </draw:connector>
        <draw:custom-shape draw:style-name="gr430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8" draw:text-style-name="P22" draw:layer="layout" draw:line-skew="1.338cm" svg:x1="22.512cm" svg:y1="12.739cm" svg:x2="11.202cm" svg:y2="12.739cm" draw:start-shape="id166" draw:start-glue-point="5" draw:end-shape="id173" draw:end-glue-point="2" svg:d="M22512 12739v1850h-11310v-1850" svg:viewBox="0 0 11311 1851">
          <text:p/>
        </draw:connector>
        <draw:custom-shape draw:style-name="gr431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2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3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434" draw:text-style-name="P48" xml:id="id184" draw:id="id184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48" xml:id="id185" draw:id="id1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65" xml:id="id186" draw:id="id186" draw:layer="layout" svg:width="3.251cm" svg:height="1.473cm" svg:x="16.936cm" svg:y="5.969cm">
          <text:list text:style-name="L1">
            <text:list-header>
              <text:p text:style-name="P47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37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8" draw:text-style-name="P65" xml:id="id177" draw:id="id17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53" xml:id="id188" draw:id="id188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53" xml:id="id190" draw:id="id190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54" xml:id="id182" draw:id="id18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48" xml:id="id181" draw:id="id181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55" xml:id="id187" draw:id="id1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6" draw:text-style-name="P9" draw:layer="layout" draw:type="line" svg:x1="18.602cm" svg:y1="10.047cm" svg:x2="18.602cm" svg:y2="11.204cm" draw:start-shape="id177" draw:start-glue-point="2" draw:end-shape="id178" draw:end-glue-point="0" svg:d="M18602 10047v1157" svg:viewBox="0 0 1 1158">
          <text:p/>
        </draw:connector>
        <draw:custom-shape draw:style-name="gr444" draw:text-style-name="P54" xml:id="id180" draw:id="id18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56" xml:id="id178" draw:id="id17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6" draw:text-style-name="P45" xml:id="id183" draw:id="id183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7" draw:text-style-name="P57" xml:id="id179" draw:id="id179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79" draw:start-glue-point="8" draw:end-shape="id180" draw:end-glue-point="1" svg:d="M25775 11974l-848-3" svg:viewBox="0 0 849 4">
          <text:p/>
        </draw:connector>
        <draw:connector draw:style-name="gr412" draw:text-style-name="P9" draw:layer="layout" draw:type="line" svg:x1="6.502cm" svg:y1="15.004cm" svg:x2="6.502cm" svg:y2="12.739cm" draw:start-shape="id181" draw:start-glue-point="0" draw:end-shape="id182" draw:end-glue-point="2" svg:d="M6502 15004v-2265" svg:viewBox="0 0 1 2266">
          <text:p/>
        </draw:connector>
        <draw:connector draw:style-name="gr334" draw:text-style-name="P9" draw:layer="layout" draw:type="line" svg:x1="23.301cm" svg:y1="15.004cm" svg:x2="23.301cm" svg:y2="12.739cm" draw:start-shape="id183" draw:start-glue-point="0" draw:end-shape="id180" draw:end-glue-point="2" svg:d="M23301 15004v-2265" svg:viewBox="0 0 1 2266">
          <text:p/>
        </draw:connector>
        <draw:connector draw:style-name="gr335" draw:text-style-name="P10" draw:layer="layout" svg:x1="11.202cm" svg:y1="7.442cm" svg:x2="11.202cm" svg:y2="8.57cm" draw:start-shape="id184" draw:start-glue-point="2" draw:end-shape="id185" draw:end-glue-point="0" svg:d="M11202 7442v1128" svg:viewBox="0 0 1 1129">
          <text:p/>
        </draw:connector>
        <draw:connector draw:style-name="gr336" draw:text-style-name="P9" draw:layer="layout" svg:x1="18.562cm" svg:y1="7.442cm" svg:x2="18.602cm" svg:y2="8.574cm" draw:start-shape="id186" draw:start-glue-point="2" draw:end-shape="id177" draw:end-glue-point="0" svg:d="M18562 7442v565h40v567" svg:viewBox="0 0 41 1133">
          <text:p/>
        </draw:connector>
        <draw:connector draw:style-name="gr412" draw:text-style-name="P9" draw:layer="layout" draw:line-skew="-0.264cm" svg:x1="11.202cm" svg:y1="5.969cm" svg:x2="18.562cm" svg:y2="5.969cm" draw:start-shape="id184" draw:start-glue-point="0" draw:end-shape="id186" draw:end-glue-point="0" svg:d="M11202 5969v-778h7360v778" svg:viewBox="0 0 7361 779">
          <text:p/>
        </draw:connector>
        <draw:connector draw:style-name="gr335" draw:text-style-name="P10" draw:layer="layout" svg:x1="11.202cm" svg:y1="10.043cm" svg:x2="11.202cm" svg:y2="11.204cm" draw:start-shape="id185" draw:start-glue-point="2" draw:end-shape="id187" draw:end-glue-point="0" svg:d="M11202 10043v1161" svg:viewBox="0 0 1 1162">
          <text:p/>
        </draw:connector>
        <draw:connector draw:style-name="gr336" draw:text-style-name="P9" draw:layer="layout" draw:type="line" svg:x1="9.577cm" svg:y1="11.971cm" svg:x2="8.128cm" svg:y2="11.971cm" draw:start-shape="id187" draw:start-glue-point="3" draw:end-shape="id182" draw:end-glue-point="1" svg:d="M9577 11971h-1449" svg:viewBox="0 0 1450 1">
          <text:p/>
        </draw:connector>
        <draw:connector draw:style-name="gr329" draw:text-style-name="P9" draw:layer="layout" draw:type="line" svg:x1="20.228cm" svg:y1="11.971cm" svg:x2="21.676cm" svg:y2="11.971cm" draw:start-shape="id178" draw:start-glue-point="1" draw:end-shape="id180" draw:end-glue-point="3" svg:d="M20228 11971h1448" svg:viewBox="0 0 1449 1">
          <text:p/>
        </draw:connector>
        <draw:custom-shape draw:style-name="gr448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1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2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3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4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5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6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8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9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0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0" draw:text-style-name="P9" draw:layer="layout" draw:line-skew="0.195cm" svg:x1="7.318cm" svg:y1="12.733cm" svg:x2="18.602cm" svg:y2="12.739cm" draw:start-shape="id182" draw:start-glue-point="5" draw:end-shape="id178" draw:end-glue-point="2" svg:d="M7318 12733v713h11284v-707" svg:viewBox="0 0 11285 714">
          <text:p/>
        </draw:connector>
        <draw:custom-shape draw:style-name="gr461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7" draw:text-style-name="P22" draw:layer="layout" svg:x1="6.502cm" svg:y1="11.204cm" svg:x2="6.502cm" svg:y2="7.445cm" draw:start-shape="id182" draw:start-glue-point="0" draw:end-shape="id188" draw:end-glue-point="2" svg:d="M6502 11204v-3759" svg:viewBox="0 0 1 3760">
          <text:p/>
        </draw:connector>
        <draw:connector draw:style-name="gr428" draw:text-style-name="P22" draw:layer="layout" svg:x1="8.128cm" svg:y1="6.708cm" svg:x2="9.577cm" svg:y2="6.705cm" draw:start-shape="id188" draw:start-glue-point="1" draw:end-shape="id184" draw:end-glue-point="3" svg:d="M8128 6708h724v-3h725" svg:viewBox="0 0 1450 4">
          <text:p/>
        </draw:connector>
        <draw:custom-shape draw:style-name="gr462" draw:text-style-name="P57" xml:id="id189" draw:id="id189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89" draw:start-glue-point="8" svg:d="M4027 11966l844 5" svg:viewBox="0 0 845 6">
          <text:p/>
        </draw:connector>
        <draw:connector draw:style-name="gr355" draw:text-style-name="P22" draw:layer="layout" svg:x1="21.676cm" svg:y1="6.708cm" svg:x2="20.188cm" svg:y2="6.705cm" draw:start-shape="id190" draw:start-glue-point="3" draw:end-shape="id186" draw:end-glue-point="1" svg:d="M21676 6708h-744v-3h-744" svg:viewBox="0 0 1489 4">
          <text:p/>
        </draw:connector>
        <draw:connector draw:style-name="gr356" draw:text-style-name="P22" draw:layer="layout" svg:x1="23.301cm" svg:y1="11.204cm" svg:x2="23.301cm" svg:y2="7.445cm" draw:start-shape="id180" draw:start-glue-point="0" draw:end-shape="id190" draw:end-glue-point="2" svg:d="M23301 11204v-3759" svg:viewBox="0 0 1 3760">
          <text:p/>
        </draw:connector>
        <draw:custom-shape draw:style-name="gr463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8" draw:text-style-name="P22" draw:layer="layout" draw:line-skew="1.338cm" svg:x1="22.512cm" svg:y1="12.739cm" svg:x2="11.202cm" svg:y2="12.739cm" draw:start-shape="id180" draw:start-glue-point="5" draw:end-shape="id187" draw:end-glue-point="2" svg:d="M22512 12739v1850h-11310v-1850" svg:viewBox="0 0 11311 1851">
          <text:p/>
        </draw:connector>
        <draw:custom-shape draw:style-name="gr464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5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6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5-10T21:14:23.056513695</dc:date>
    <dc:creator>Igor Zboran</dc:creator>
    <meta:editing-duration>P5DT13H39M33S</meta:editing-duration>
    <meta:editing-cycles>475</meta:editing-cycles>
    <meta:generator>LibreOffice/7.1.3.2$Linux_X86_64 LibreOffice_project/7fefe725e5592600357e1894473a23e841987400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642"/>
  </office:meta>
</office:document-meta>
</file>